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89.13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43.92mm"/>
    </style:style>
    <style:style style:name="co6" style:family="table-column">
      <style:table-column-properties fo:break-before="auto" style:column-width="66.99mm"/>
    </style:style>
    <style:style style:name="co7" style:family="table-column">
      <style:table-column-properties fo:break-before="auto" style:column-width="74.8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aeroPi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<text:s/>Mouser Part No.</text:p>
          </table:table-cell>
          <table:table-cell table:style-name="ce1" office:value-type="string" calcext:value-type="string">
            <text:p>Dispo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ME280</text:p>
          </table:table-cell>
          <table:table-cell office:value-type="string" calcext:value-type="string">
            <text:p>aeroPi:BME280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FGPMMOPA6H</text:p>
          </table:table-cell>
          <table:table-cell office:value-type="string" calcext:value-type="string">
            <text:p>aeroPi:PA6H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Battery_Holders:Keystone_3000_1x12mm-CoinCell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style-name="ce5" office:value-type="string" calcext:value-type="string" table:number-columns-spanned="1" table:number-rows-spanned="18">
            <text:p>https://www.aliexpress.com/item/0603-SMD-Capacitor-assorted-kit-36values-20pcs-720pcs-1pF-10uF-Samples-Kit-electronic-diy-kit/32817046315.html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810-C1005X5R1H104K</text:p>
          </table:table-cell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s_Molex:Molex_Microcoaxial_RF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DB15_FEMALE</text:p>
          </table:table-cell>
          <table:table-cell office:value-type="string" calcext:value-type="string">
            <text:p>Connectors:DB15FC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style-name="ce6" office:value-type="string" calcext:value-type="string">
            <text:p><text:a xlink:href="https://www/" xlink:type="simple">https://www</text:a>.aliexpress.com/item/10pcs-DB15-D-SUB-Angle-Angled-15-Pin-Female-PCB-Mount-Socket-Connector/32709683735.html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3D FIX</text:p>
          </table:table-cell>
          <table:table-cell office:value-type="string" calcext:value-type="string">
            <text:p>Diodes_SMD:D_0603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3">
          <table:table-cell office:value-type="string" calcext:value-type="string">
            <text:p>D4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iodes_SMD:D_SOD-323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style-name="ce6" office:value-type="string" calcext:value-type="string">
            <text:p>https://www.aliexpress.com/item/New-1N4007-SOD-323-Silkscreen-T7-Rectifier-Diode-1A-1000V-4007-SOD323/32814032254.html</text:p>
          </table:table-cell>
        </table:table-row>
        <table:table-row table:style-name="ro4">
          <table:table-cell office:value-type="string" calcext:value-type="string">
            <text:p>D5</text:p>
          </table:table-cell>
          <table:table-cell office:value-type="string" calcext:value-type="string">
            <text:p>5.6V</text:p>
          </table:table-cell>
          <table:table-cell office:value-type="string" calcext:value-type="string">
            <text:p>Diodes_SMD:D_SOD-323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style-name="ce6" office:value-type="string" calcext:value-type="string">
            <text:p>https://www.aliexpress.com/item/New-Patch-Zener-Diode-BZT52C5V6S-5-6V-W9-Silkscreen-SOD-323-0805-Volume/32813876507.html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MPU-9250</text:p>
          </table:table-cell>
          <table:table-cell office:value-type="string" calcext:value-type="string">
            <text:p>Housings_DFN_QFN:QFN-24_3x3mm_Pitch0.4mm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ADS7828</text:p>
          </table:table-cell>
          <table:table-cell office:value-type="string" calcext:value-type="string">
            <text:p>Housings_SSOP:TSSOP-16_4.4x5mm_Pitch0.65mm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/>
          <table:table-cell office:value-type="string" calcext:value-type="string">
            <text:p>651-190438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/>
          <table:table-cell office:value-type="string" calcext:value-type="string">
            <text:p>651-190438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_Pitch2.54mm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style-name="ce5" office:value-type="string" calcext:value-type="string" table:number-columns-spanned="1" table:number-rows-spanned="23">
            <text:p>https://www.aliexpress.com/item/Free-shipping-0603-SMD-Resistor-Kit-1-10ohm-to-910Kohm-80-values-25pcs-2000pcs-Chip-Resistor/32694000352.html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71-CRCW0402-10K-E3</text:p>
          </table:table-cell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754-RR0510P-102D</text:p>
          </table:table-cell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71-CRCW04023K90FKED</text:p>
          </table:table-cell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71-CRCW04023K90FKED</text:p>
          </table:table-cell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667-ERJ-2RKF4702X</text:p>
          </table:table-cell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Resistors_SMD:R_0805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Airspeed</text:p>
          </table:table-cell>
          <table:table-cell office:value-type="string" calcext:value-type="string">
            <text:p>SMD_Packages:SOIC-8-N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MAP Pressure</text:p>
          </table:table-cell>
          <table:table-cell office:value-type="string" calcext:value-type="string">
            <text:p>SMD_Packages:SOIC-8-N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/>
          <table:table-cell office:value-type="string" calcext:value-type="string">
            <text:p>621-DMG2305UX-1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MIC5219-3.3BM5</text:p>
          </table:table-cell>
          <table:table-cell office:value-type="string" calcext:value-type="string">
            <text:p>TO_SOT_Packages_SMD:SOT-23-5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style-name="ce6" office:value-type="string" calcext:value-type="string">
            <text:p>https://www.aliexpress.com/item/10PCS-MIC5219-3-3BM5-MIC5219-3-3-MIC5219-SOT23-5/32240921827.html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Raspberry_Pi_+_Conn</text:p>
          </table:table-cell>
          <table:table-cell office:value-type="string" calcext:value-type="string">
            <text:p>w_pin_strip:pin_socket_20x2</text:p>
          </table:table-cell>
          <table:table-cell/>
          <table:table-cell office:value-type="string" calcext:value-type="string">
            <text:p>517-30340-600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AT24C32HU4I-GT3</text:p>
          </table:table-cell>
          <table:table-cell office:value-type="string" calcext:value-type="string">
            <text:p>w_smd_dil:tssop-8</text:p>
          </table:table-cell>
          <table:table-cell/>
          <table:table-cell office:value-type="string" calcext:value-type="string">
            <text:p>698-CAT24C32YI-GT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DMMT5401</text:p>
          </table:table-cell>
          <table:table-cell office:value-type="string" calcext:value-type="string">
            <text:p>w_smd_trans:sot23-6</text:p>
          </table:table-cell>
          <table:table-cell/>
          <table:table-cell office:value-type="string" calcext:value-type="string">
            <text:p>621-DMMT5401-7-F</text:p>
          </table:table-cell>
          <table:table-cell office:value-type="string" calcext:value-type="string">
            <text:p>OK</text:p>
          </table:table-cell>
          <table:table-cell table:style-name="ce6" office:value-type="string" calcext:value-type="string">
            <text:p>https://www.aliexpress.com/item/FREE-SHIPPING-DMMT5401-7-F-DMMT5401-150V-0-2A-SOT26-50PCS/32799505824.html</text:p>
          </table:table-cell>
        </table:table-row>
      </table:table>
      <table:named-expressions/>
      <table:database-ranges>
        <table:database-range table:name="__Anonymous_Sheet_DB__0" table:target-range-address="aeroPi.A1:aeroPi.F70" table:display-filter-buttons="tru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3T11:34:17.816777674</dc:date>
    <meta:editing-duration>PT4M56S</meta:editing-duration>
    <meta:editing-cycles>1</meta:editing-cycles>
    <meta:document-statistic meta:table-count="1" meta:cell-count="301" meta:object-count="0"/>
    <meta:generator>LibreOffice/5.1.6.2$Linux_X86_64 LibreOffice_project/10m0$Build-2</meta:generator>
  </office:meta>
</office:document-meta>
</file>